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ff413" style:font-weight-asian="bold" style:font-weight-complex="bold"/>
    </style:style>
    <style:style style:name="P3" style:family="paragraph" style:parent-style-name="Standard">
      <style:text-properties officeooo:rsid="001ea1ab" officeooo:paragraph-rsid="001ea1ab"/>
    </style:style>
    <style:style style:name="P4" style:family="paragraph" style:parent-style-name="Standard">
      <style:text-properties officeooo:rsid="001ea1ab" officeooo:paragraph-rsid="001ff413"/>
    </style:style>
    <style:style style:name="P5" style:family="paragraph" style:parent-style-name="Standard">
      <style:text-properties officeooo:paragraph-rsid="001ea1ab"/>
    </style:style>
    <style:style style:name="P6" style:family="paragraph" style:parent-style-name="Standard">
      <style:text-properties officeooo:rsid="001ef15e" officeooo:paragraph-rsid="001ef15e"/>
    </style:style>
    <style:style style:name="P7" style:family="paragraph" style:parent-style-name="Standard">
      <style:text-properties officeooo:rsid="001ef15e" officeooo:paragraph-rsid="001ff413"/>
    </style:style>
    <style:style style:name="P8" style:family="paragraph" style:parent-style-name="Standard">
      <style:text-properties officeooo:paragraph-rsid="001ef15e"/>
    </style:style>
    <style:style style:name="P9" style:family="paragraph" style:parent-style-name="Standard">
      <style:text-properties officeooo:paragraph-rsid="001ff413"/>
    </style:style>
    <style:style style:name="P10" style:family="paragraph" style:parent-style-name="Standard">
      <style:text-properties officeooo:rsid="001ea1ab" officeooo:paragraph-rsid="001ff413"/>
    </style:style>
    <style:style style:name="P11" style:family="paragraph" style:parent-style-name="Standard">
      <style:text-properties officeooo:rsid="001ef15e" officeooo:paragraph-rsid="001ef15e"/>
    </style:style>
    <style:style style:name="P12" style:family="paragraph" style:parent-style-name="Standard">
      <style:text-properties officeooo:rsid="001ef15e" officeooo:paragraph-rsid="001ff413"/>
    </style:style>
    <style:style style:name="P13" style:family="paragraph" style:parent-style-name="Standard">
      <style:text-properties officeooo:paragraph-rsid="001ff413"/>
    </style:style>
    <style:style style:name="P14" style:family="paragraph" style:parent-style-name="Standard">
      <style:text-properties officeooo:rsid="0021864c" officeooo:paragraph-rsid="0021864c"/>
    </style:style>
    <style:style style:name="P15" style:family="paragraph" style:parent-style-name="Standard">
      <style:text-properties officeooo:paragraph-rsid="0021864c"/>
    </style:style>
    <style:style style:name="P16" style:family="paragraph" style:parent-style-name="Standard">
      <style:text-properties officeooo:rsid="00221654" officeooo:paragraph-rsid="002216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a1ab" style:font-weight-asian="bold" style:font-weight-complex="bold"/>
    </style:style>
    <style:style style:name="T3" style:family="text">
      <style:text-properties fo:font-weight="bold" officeooo:rsid="001ff413" style:font-weight-asian="bold" style:font-weight-complex="bold"/>
    </style:style>
    <style:style style:name="T4" style:family="text">
      <style:text-properties fo:font-weight="bold" officeooo:rsid="0021864c" style:font-weight-asian="bold" style:font-weight-complex="bold"/>
    </style:style>
    <style:style style:name="T5" style:family="text">
      <style:text-properties officeooo:rsid="001ea1ab"/>
    </style:style>
    <style:style style:name="T6" style:family="text">
      <style:text-properties officeooo:rsid="001ef15e"/>
    </style:style>
    <style:style style:name="T7" style:family="text">
      <style:text-properties officeooo:rsid="001ff413"/>
    </style:style>
    <style:style style:name="T8" style:family="text">
      <style:text-properties officeooo:rsid="0021864c"/>
    </style:style>
    <style:style style:name="T9" style:family="text">
      <style:text-properties officeooo:rsid="002216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#1</text:p>
      <text:p text:style-name="Standard"><text:span text:style-name="T1">Use Case: </text:span><text:span text:style-name="T8">Exit Game</text:span></text:p>
      <text:p text:style-name="Standard"><text:span text:style-name="T2">Main</text:span><text:span text:style-name="T1"> Actor:</text:span> <text:span text:style-name="T5">Game Player</text:span></text:p>
      <text:p text:style-name="Standard"/>
      <text:p text:style-name="P3">Stakeholders/Interests:</text:p>
      <text:p text:style-name="P3">The Player decides <text:span text:style-name="T8">finishes the game</text:span></text:p>
      <text:p text:style-name="Standard"/>
      <text:p text:style-name="Standard">Pre-conditions:</text:p>
      <text:p text:style-name="P14">Player must have finished all the levels under the Dimension screen</text:p>
      <text:p text:style-name="P5"/>
      <text:p text:style-name="Standard">Post-conditions:</text:p>
      <text:p text:style-name="P14">System closes and it is terminated.</text:p>
      <text:p text:style-name="P8"/>
      <text:p text:style-name="Standard">Exit conditions:</text:p>
      <text:p text:style-name="P14">System interrupts in between unexpectedly due to external reasons.</text:p>
      <text:p text:style-name="P6"/>
      <text:p text:style-name="Standard">Success Scenario Event Flow:</text:p>
      <text:p text:style-name="P6">1.Player chooses the Play Game button from the Main Screen.</text:p>
      <text:p text:style-name="P6">2. Player chooses the dimension in the Choose Dimension menu.</text:p>
      <text:p text:style-name="P6">3. Player selects an unblocked level within the game.</text:p>
      <text:p text:style-name="P6">4. Player moves the car using the mouse.</text:p>
      <text:p text:style-name="P6">5. Player sees hint by pressing show hint button.</text:p>
      <text:p text:style-name="P6">6. Player moves other cars by selecting them with the mouse</text:p>
      <text:p text:style-name="P6">7. Players moves the cars to create opening repeatedly.</text:p>
      <text:p text:style-name="P6">8. Player solves map.</text:p>
      <text:p text:style-name="P6">9. Player goes to next level.</text:p>
      <text:p text:style-name="P6">10 Player repeates <text:s/>steps 4-9</text:p>
      <text:p text:style-name="P6">11. Player clears all levels and finishes the game</text:p>
      <text:p text:style-name="P14">12. Game exits</text:p>
      <text:p text:style-name="P6"/>
      <text:p text:style-name="P6">Alternative Scenarios:</text:p>
      <text:p text:style-name="P6"><text:tab/>Player presses back button to go from Game Play to the level map screen.</text:p>
      <text:p text:style-name="Standard"><text:tab/><text:span text:style-name="T6">Player closes application</text:span></text:p>
      <text:p text:style-name="Standard"><text:tab/><text:span text:style-name="T6">System interrupts due to external factors. 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Use Case #<text:span text:style-name="T7">2</text:span></text:p>
      <text:p text:style-name="P9"><text:span text:style-name="T1">Use Case: </text:span><text:span text:style-name="T3">Ch</text:span><text:span text:style-name="T4">ange Settings</text:span><text:span text:style-name="T3"><text:tab/></text:span></text:p>
      <text:p text:style-name="P9"><text:span text:style-name="T2">Main</text:span><text:span text:style-name="T1"> Actor:</text:span> <text:span text:style-name="T5">Game Player</text:span></text:p>
      <text:p text:style-name="P9"/>
      <text:p text:style-name="P4">Stakeholders/Interests:</text:p>
      <text:p text:style-name="P4">The Player decides to <text:span text:style-name="T8">change the settings configuration of his game</text:span></text:p>
      <text:p text:style-name="P4"/>
      <text:p text:style-name="P9"/>
      <text:p text:style-name="P9">Pre-conditions:</text:p>
      <text:p text:style-name="P4">Player must have pressed the <text:span text:style-name="T8">Settings</text:span> button from Main Screen.</text:p>
      <text:p text:style-name="P7">Player must have <text:span text:style-name="T8">pressed Settings icon in some other screen.</text:span></text:p>
      <text:p text:style-name="P9"/>
      <text:p text:style-name="P9">Post-conditions:</text:p>
      <text:p text:style-name="P7">Player <text:span text:style-name="T8">alternates the options for the sound management.</text:span></text:p>
      <text:p text:style-name="P16">Player checks if he wants to use timer or not.</text:p>
      <text:p text:style-name="P9"/>
      <text:p text:style-name="P9">Exit conditions:</text:p>
      <text:p text:style-name="P7">Player presses the close/exit button on the game application.</text:p>
      <text:p text:style-name="P14">Player presses back button to Main Screen</text:p>
      <text:p text:style-name="P7"/>
      <text:p text:style-name="P9">Success Scenario Event Flow:</text:p>
      <text:p text:style-name="P16">1. Player chooses Settings button from Main Screen</text:p>
      <text:p text:style-name="P16">2. Player turns on the timer mode</text:p>
      <text:p text:style-name="P16">3. Player changes sound volume</text:p>
      <text:p text:style-name="P16">4. Player presses approve button after changes</text:p>
      <text:p text:style-name="P16">5. Configuration is finished.</text:p>
      <text:p text:style-name="P7"/>
      <text:p text:style-name="P7"/>
      <text:p text:style-name="P7">Alternative Scenarios:</text:p>
      <text:p text:style-name="P7"><text:tab/><text:span text:style-name="T9">Player presses back button before approving the changes.</text:span></text:p>
      <text:p text:style-name="P9"><text:span text:style-name="T6"><text:tab/>Player closes the application before approving the changes.</text:span></text:p>
      <text:p text:style-name="P9"><text:tab/><text:span text:style-name="T6">System interrupts due to external factors. <text:tab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Use Case #<text:span text:style-name="T9">3</text:span></text:p>
      <text:p text:style-name="P15"><text:span text:style-name="T1">Use Case: </text:span><text:span text:style-name="T8">Show Tutorial</text:span></text:p>
      <text:p text:style-name="P15"><text:span text:style-name="T2">Main</text:span><text:span text:style-name="T1"> Actor:</text:span> <text:span text:style-name="T5">Game Player</text:span></text:p>
      <text:p text:style-name="P9"/>
      <text:p text:style-name="P4">Stakeholders/Interests:</text:p>
      <text:p text:style-name="P4">The Player decides to <text:span text:style-name="T9">learn how to play the game</text:span></text:p>
      <text:p text:style-name="P4">The Systrm opens the application and starts the game.</text:p>
      <text:p text:style-name="P9"/>
      <text:p text:style-name="P9">Pre-conditions:</text:p>
      <text:p text:style-name="P4">Player must have pressed the <text:span text:style-name="T9">How to Play</text:span> button from Main Screen.</text:p>
      <text:p text:style-name="P7">Player must have configured his game settings.</text:p>
      <text:p text:style-name="P9"/>
      <text:p text:style-name="P9">Post-conditions:</text:p>
      <text:p text:style-name="P7">Player <text:span text:style-name="T9">sees the tutorial and goes back to Main Screen</text:span>,</text:p>
      <text:p text:style-name="P7">Player <text:span text:style-name="T9">starts the play or selects the settings.</text:span></text:p>
      <text:p text:style-name="P9"/>
      <text:p text:style-name="P9">Exit conditions:</text:p>
      <text:p text:style-name="P7">Player <text:span text:style-name="T9">presses back button to Main screen.</text:span></text:p>
      <text:p text:style-name="P7">Player presses the close/exit button on the game application.</text:p>
      <text:p text:style-name="P7"/>
      <text:p text:style-name="P9">Success Scenario Event Flow</text:p>
      <text:p text:style-name="P7">1. Player chooses the <text:span text:style-name="T9">How To Play</text:span> button from the Main Screen.</text:p>
      <text:p text:style-name="P7">2. <text:span text:style-name="T9">Player opens the tutorial for the game</text:span></text:p>
      <text:p text:style-name="P16">3. Player learns the game play</text:p>
      <text:p text:style-name="P16">4. Steps 2-3 might be repeated.</text:p>
      <text:p text:style-name="P16">5. Player goes back to Main Screen</text:p>
      <text:p text:style-name="P16">6. Player starts playing</text:p>
      <text:p text:style-name="P7"/>
      <text:p text:style-name="P7">Alternative Scenarios:</text:p>
      <text:p text:style-name="P9"><text:tab/><text:span text:style-name="T6">Player closes application</text:span></text:p>
      <text:p text:style-name="P9"><text:tab/><text:span text:style-name="T6">System interrupts due to external factors. <text:tab/></text:span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00:34:26.943106955</meta:creation-date>
    <dc:date>2018-10-20T08:35:28.159764442</dc:date>
    <meta:editing-duration>PT9M51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3" meta:paragraph-count="77" meta:word-count="456" meta:character-count="2847" meta:non-whitespace-character-count="2452"/>
  </office:meta>
</office:document-meta>
</file>